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5" style:family="text">
      <style:text-properties fo:font-size="9.00pt" fo:font-weight="normal" fo:font-family="'Courier New'" style:font-family-asian="'Courier New'" style:font-family-complex="'Courier New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9.00pt" fo:font-weight="normal" fo:font-family="'Courier New'" style:font-family-asian="'Courier New'" style:font-family-complex="'Courier New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9.00pt" fo:font-weight="normal" fo:font-family="'Courier New'" style:font-family-asian="'Courier New'" style:font-family-complex="'Courier New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9.00pt" fo:font-weight="normal" fo:font-family="'Courier New'" style:font-family-asian="'Courier New'" style:font-family-complex="'Courier New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9.00pt" fo:font-weight="normal" fo:font-family="'Courier New'" style:font-family-asian="'Courier New'" style:font-family-complex="'Courier New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9.00pt" fo:font-weight="normal" fo:font-family="'Courier New'" style:font-family-asian="'Courier New'" style:font-family-complex="'Courier New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9.00pt" fo:font-weight="normal" fo:font-family="'Courier New'" style:font-family-asian="'Courier New'" style:font-family-complex="'Courier New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9.00pt" fo:font-weight="normal" fo:font-family="'Courier New'" style:font-family-asian="'Courier New'" style:font-family-complex="'Courier New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9.00pt" fo:font-weight="normal" fo:font-family="'Courier New'" style:font-family-asian="'Courier New'" style:font-family-complex="'Courier New'" fo:background-color="transparent" style:use-window-font-color="true"/>
    </style:style>
    <style:style style:name="T22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9.00pt" fo:font-weight="normal" fo:font-family="'Courier New'" style:font-family-asian="'Courier New'" style:font-family-complex="'Courier New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9.00pt" fo:font-weight="normal" fo:font-family="'Courier New'" style:font-family-asian="'Courier New'" style:font-family-complex="'Courier New'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" style:family="text">
      <style:text-properties fo:font-size="9.00pt" fo:font-weight="normal" fo:font-family="'Courier New'" style:font-family-asian="'Courier New'" style:font-family-complex="'Courier New'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4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5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5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5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6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6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6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7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7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0" style:family="text">
      <style:text-properties fo:font-size="9.00pt" fo:font-weight="normal" fo:font-family="'Courier New'" style:font-family-asian="'Courier New'" style:font-family-complex="'Courier New'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8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5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9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9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9.00pt" fo:font-weight="normal" fo:font-family="'Courier New'" style:font-family-asian="'Courier New'" style:font-family-complex="'Courier New'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0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0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0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 fo:margin-top="12.00pt" fo:margin-bottom="6.00p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 fo:margin-top="12.00pt" fo:margin-bottom="6.00pt"/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 fo:margin-top="12.00pt" fo:margin-bottom="6.00pt"/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left" fo:margin-top="12.00pt" fo:margin-bottom="6.00pt"/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 fo:margin-top="12.00pt" fo:margin-bottom="6.00pt"/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 fo:margin-top="12.00pt" fo:margin-bottom="6.00pt"/>
    </style:style>
    <style:style style:name="P13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2"><text:span text:style-name="T2">SmsClient</text:span></text:p>
      <text:p text:style-name="P3"><text:span text:style-name="T3">SmsClient - Sending and receiving SMS messages.</text:span></text:p>
      <text:p text:style-name="P4"><text:span text:style-name="T4">SYNOPSIS</text:span></text:p>
      <text:p text:style-name="P5"><text:span text:style-name="T5">use SmsClient;</text:span></text:p>
      <text:p text:style-name="P5"><text:span text:style-name="T5">my $sms = SmsClient-&gt;new();</text:span></text:p>
      <text:p text:style-name="P5"><text:span text:style-name="T6"/></text:p>
      <text:p text:style-name="P5"><text:span text:style-name="T7"># initialize a new session</text:span></text:p>
      <text:p text:style-name="P5"><text:span text:style-name="T7">my $session_id = $sms-&gt;init_session(login =&gt; '123', password =&gt; '123');</text:span></text:p>
      <text:p text:style-name="P5"><text:span text:style-name="T8"/></text:p>
      <text:p text:style-name="P5"><text:span text:style-name="T9"># get balance</text:span></text:p>
      <text:p text:style-name="P5"><text:span text:style-name="T9">my $balance = $sms-&gt;balance();</text:span></text:p>
      <text:p text:style-name="P5"><text:span text:style-name="T10"/></text:p>
      <text:p text:style-name="P5"><text:span text:style-name="T11"># send a message (neglecting recipient's timezone)</text:span></text:p>
      <text:p text:style-name="P5"><text:span text:style-name="T11">my $message_id = $sms-&gt;send(</text:span></text:p>
      <text:p text:style-name="P5"><text:span text:style-name="T11">destinationAddress =&gt; '79031234567',</text:span></text:p>
      <text:p text:style-name="P5"><text:span text:style-name="T11">sourceAddress =&gt; '79037654321',</text:span></text:p>
      <text:p text:style-name="P5"><text:span text:style-name="T11">data =&gt; 'message goes here'</text:span></text:p>
      <text:p text:style-name="P5"><text:span text:style-name="T11">);</text:span></text:p>
      <text:p text:style-name="P5"><text:span text:style-name="T12"/></text:p>
      <text:p text:style-name="P5"><text:span text:style-name="T13"># send a message (taking into account recipient's timezone)</text:span></text:p>
      <text:p text:style-name="P5"><text:span text:style-name="T13">my $message_id = $sms-&gt;send_by_timezone(</text:span></text:p>
      <text:p text:style-name="P5"><text:span text:style-name="T13">sendDate =&gt; '2010-08-28T10:00:00',</text:span></text:p>
      <text:p text:style-name="P5"><text:span text:style-name="T13">destinationAddress =&gt; 79031234567,</text:span></text:p>
      <text:p text:style-name="P5"><text:span text:style-name="T13">sourceAddress =&gt; '79037654321',</text:span></text:p>
      <text:p text:style-name="P5"><text:span text:style-name="T13">data =&gt; 'message goes here'</text:span></text:p>
      <text:p text:style-name="P5"><text:span text:style-name="T13">);</text:span></text:p>
      <text:p text:style-name="P5"><text:span text:style-name="T14"/></text:p>
      <text:p text:style-name="P5"><text:span text:style-name="T15"># send a message to multiple recipients (neglecting recipients' timezones)</text:span></text:p>
      <text:p text:style-name="P5"><text:span text:style-name="T15">my $message_id = $sms-&gt;send_bulk(</text:span></text:p>
      <text:p text:style-name="P5"><text:span text:style-name="T15">destinationAddresses =&gt; ['79031234567', '79032345678'],</text:span></text:p>
      <text:p text:style-name="P5"><text:span text:style-name="T15">sourceAddress =&gt; '79037654321',</text:span></text:p>
      <text:p text:style-name="P5"><text:span text:style-name="T15">data =&gt; 'message goes here'</text:span></text:p>
      <text:p text:style-name="P5"><text:span text:style-name="T15">);</text:span></text:p>
      <text:p text:style-name="P5"><text:span text:style-name="T16"/></text:p>
      <text:p text:style-name="P5"><text:span text:style-name="T17"># fetch message state</text:span></text:p>
      <text:p text:style-name="P5"><text:span text:style-name="T17">my $status = $sms-&gt;state(messageId =&gt; $message_id);</text:span></text:p>
      <text:p text:style-name="P5"><text:span text:style-name="T18"/></text:p>
      <text:p text:style-name="P5"><text:span text:style-name="T19"># fetch incoming messages</text:span></text:p>
      <text:p text:style-name="P5"><text:span text:style-name="T19">my $messages = $sms-&gt;get(</text:span></text:p>
      <text:p text:style-name="P5"><text:span text:style-name="T19">minDateUTC =&gt; '2010-06-01T19:14:00',</text:span></text:p>
      <text:p text:style-name="P5"><text:span text:style-name="T19">maxDateUTC =&gt; '2010-06-02T19:14:00',</text:span></text:p>
      <text:p text:style-name="P5"><text:span text:style-name="T19">);</text:span></text:p>
      <text:p text:style-name="P5"><text:span text:style-name="T20"/></text:p>
      <text:p text:style-name="P5"><text:span text:style-name="T21"># fetch statistics</text:span></text:p>
      <text:p text:style-name="P5"><text:span text:style-name="T21">my $stats = $sms-&gt;statistics(</text:span></text:p>
      <text:p text:style-name="P5"><text:span text:style-name="T21">startDateTime =&gt; '2012-01-18T00:00:00',</text:span></text:p>
      <text:p text:style-name="P5"><text:span text:style-name="T21">endDateTime =&gt; '2012-01-19T00:00:00',</text:span></text:p>
      <text:p text:style-name="P5"><text:span text:style-name="T21">);</text:span></text:p>
      <text:p text:style-name="P6"><text:span text:style-name="T22">INSTALLATION</text:span></text:p>
      <text:p text:style-name="P7"><text:span text:style-name="T23">SmsClient can be installed with the usual routine:</text:span></text:p>
      <text:p text:style-name="P7"><text:span text:style-name="T24"/></text:p>
      <text:p text:style-name="P7"><text:span text:style-name="T25"><text:tab/>perl Makefile.PL</text:span></text:p>
      <text:p text:style-name="P7"><text:span text:style-name="T25"><text:tab/>make</text:span></text:p>
      <text:p text:style-name="P7"><text:span text:style-name="T25"><text:tab/>make test</text:span></text:p>
      <text:p text:style-name="P7"><text:span text:style-name="T25"><text:tab/>make install</text:span></text:p>
      <text:p text:style-name="P7"><text:span text:style-name="T26"/></text:p>
      <text:p text:style-name="P7"><text:span text:style-name="T27">You can also just copy SmsClient.pm into your directory where your scripts are located.</text:span></text:p>
      <text:p text:style-name="P7"><text:span text:style-name="T28"/></text:p>
      <text:p text:style-name="P8"><text:span text:style-name="T29">DESCRIPTION</text:span></text:p>
      <text:p text:style-name="P9"><text:span text:style-name="T30">This module provides a convenient OO interface around a REST service for sending</text:span></text:p>
      <text:p text:style-name="P9"><text:span text:style-name="T30">and receiving SMS messages. Before you can start sending and receiving SMS messages</text:span></text:p>
      <text:p text:style-name="P9"><text:span text:style-name="T30">you have to create a new object</text:span></text:p>
      <text:p text:style-name="P9"><text:span text:style-name="T31"/></text:p>
      <text:p text:style-name="P9"><text:span text:style-name="T32"><text:s text:c="2"/></text:span><text:span text:style-name="T33">my $sms = SmsClient-&gt;new();</text:span></text:p>
      <text:p text:style-name="P9"><text:span text:style-name="T34"/></text:p>
      <text:p text:style-name="P9"><text:span text:style-name="T35">and initialize a new session supplying your login and password</text:span></text:p>
      <text:p text:style-name="P9"><text:span text:style-name="T36"/></text:p>
      <text:p text:style-name="P9"><text:span text:style-name="T37"><text:s text:c="2"/></text:span><text:span text:style-name="T38">$sms-&gt;init_session(login =&gt; '123', password =&gt; '123');</text:span></text:p>
      <text:p text:style-name="P9"><text:span text:style-name="T39"/></text:p>
      <text:p text:style-name="P9"><text:span text:style-name="T40">Once session is initialized it will be used in all subsequent requests.</text:span></text:p>
      <text:p text:style-name="P9"><text:span text:style-name="T41"/></text:p>
      <text:p text:style-name="P10"><text:span text:style-name="T42">Methods</text:span></text:p>
      <text:p text:style-name="P11"><text:span text:style-name="T43">init_session (login =&gt; ..., password =&gt; ... )</text:span></text:p>
      <text:p text:style-name="P11"><text:span text:style-name="T44"/></text:p>
      <text:p text:style-name="P11"><text:span text:style-name="T45">Takes login and password as its arguments. Initializes a new session and returns its value.</text:span></text:p>
      <text:p text:style-name="P11"><text:span text:style-name="T46"/></text:p>
      <text:p text:style-name="P11"><text:span text:style-name="T47">balance</text:span></text:p>
      <text:p text:style-name="P11"><text:span text:style-name="T48"/></text:p>
      <text:p text:style-name="P11"><text:span text:style-name="T49">Returns the balance of the user's account as a decimal number.</text:span></text:p>
      <text:p text:style-name="P11"><text:span text:style-name="T50"/></text:p>
      <text:p text:style-name="P11"><text:span text:style-name="T51">send (destinationAddress =&gt; ..., sourceAddress =&gt; ..., data =&gt; ..., [sendDate =&gt; ..., validity =&gt; ...])</text:span></text:p>
      <text:p text:style-name="P11"><text:span text:style-name="T52"/></text:p>
      <text:p text:style-name="P11"><text:span text:style-name="T53">There are three mandatory parameters:<text:s/></text:span><text:span text:style-name="T54">destinationAddress</text:span><text:span text:style-name="T55"><text:s/>is the message recipient's number in</text:span></text:p>
      <text:p text:style-name="P11"><text:span text:style-name="T55">the format country code + network code + phone code;<text:s/></text:span><text:span text:style-name="T56">sourceAddress</text:span><text:span text:style-name="T57"><text:s/>is the sender's address and has to be</text:span></text:p>
      <text:p text:style-name="P11"><text:span text:style-name="T57">no more than 11 latin characters or 15 digits long;<text:s/></text:span><text:span text:style-name="T58">data</text:span><text:span text:style-name="T59"><text:s/>- message text.</text:span></text:p>
      <text:p text:style-name="P11"><text:span text:style-name="T59">Optional parameters:<text:s/></text:span><text:span text:style-name="T60">sendDate</text:span><text:span text:style-name="T61"><text:s/>- the time and date at which the message should be sent (ex. 2010-06-01T19:14:00);</text:span></text:p>
      <text:p text:style-name="P11"><text:span text:style-name="T62">validity</text:span><text:span text:style-name="T63"><text:s/>- message's time to live which is specified in minutes. Returns an arrayref containg</text:span></text:p>
      <text:p text:style-name="P11"><text:span text:style-name="T63">a list of message ids.</text:span></text:p>
      <text:p text:style-name="P11"><text:span text:style-name="T64"/></text:p>
      <text:p text:style-name="P11"><text:span text:style-name="T65">send_by_timezone (destinationAddress =&gt; ..., sourceAddress =&gt; ..., data =&gt; ..., [sendDate =&gt; ..., validity =&gt; ...])</text:span></text:p>
      <text:p text:style-name="P11"><text:span text:style-name="T66"/></text:p>
      <text:p text:style-name="P11"><text:span text:style-name="T67">The same as<text:s/></text:span><text:span text:style-name="T68">send</text:span><text:span text:style-name="T69"><text:s/>method with the exception that<text:s/></text:span><text:span text:style-name="T70">sendDate</text:span><text:span text:style-name="T71"><text:s/>works in relation to message</text:span></text:p>
      <text:p text:style-name="P11"><text:span text:style-name="T71">recipient's timezone. I.e. if you want your message to be delivered at 10am recipient's time, you</text:span></text:p>
      <text:p text:style-name="P11"><text:span text:style-name="T71">should specify its value like this '2010-06-01T10:00:00'</text:span></text:p>
      <text:p text:style-name="P11"><text:span text:style-name="T72"/></text:p>
      <text:p text:style-name="P11"><text:span text:style-name="T73">send_bulk (destinationAddresses =&gt; ..., sourceAddress =&gt; ..., data =&gt; ..., [sendDate =&gt; ..., validity =&gt; ...])</text:span></text:p>
      <text:p text:style-name="P11"><text:span text:style-name="T74"/></text:p>
      <text:p text:style-name="P11"><text:span text:style-name="T75">Similar to<text:s/></text:span><text:span text:style-name="T76">send</text:span><text:span text:style-name="T77"><text:s/>method but can take multiple recipients.</text:span></text:p>
      <text:p text:style-name="P11"><text:span text:style-name="T78"/></text:p>
      <text:p text:style-name="P11"><text:span text:style-name="T79"><text:s text:c="4"/></text:span><text:span text:style-name="T80">$sms-&gt;send_bulk(destinationAddresses =&gt; [1111111, 2222222, 333333] ...</text:span></text:p>
      <text:p text:style-name="P11"><text:span text:style-name="T81"/></text:p>
      <text:p text:style-name="P11"><text:span text:style-name="T82">state(message_id)</text:span></text:p>
      <text:p text:style-name="P11"><text:span text:style-name="T83"/></text:p>
      <text:p text:style-name="P11"><text:span text:style-name="T84">Takes one argument which must be a message id returned by one of<text:s/></text:span><text:span text:style-name="T85">send*</text:span><text:span text:style-name="T86"><text:s/>methods. Returns</text:span></text:p>
      <text:p text:style-name="P11"><text:span text:style-name="T86">a hashref describing the status of the message.</text:span></text:p>
      <text:p text:style-name="P11"><text:span text:style-name="T87"/></text:p>
      <text:p text:style-name="P11"><text:span text:style-name="T88">get (minDateUTC =&gt; ..., maxDateUTC =&gt; ...)</text:span></text:p>
      <text:p text:style-name="P11"><text:span text:style-name="T89"/></text:p>
      <text:p text:style-name="P11"><text:span text:style-name="T90">Fetch incoming messages for the specified time period. Returns an arrayref.</text:span></text:p>
      <text:p text:style-name="P11"><text:span text:style-name="T91"/></text:p>
      <text:p text:style-name="P11"><text:span text:style-name="T92">statistics (startDateTime =&gt; ..., endDateTime =&gt; ...)</text:span></text:p>
      <text:p text:style-name="P11"><text:span text:style-name="T93"/></text:p>
      <text:p text:style-name="P11"><text:span text:style-name="T94">Fetch statistics for the specified time period. Returns an hashref.</text:span></text:p>
      <text:p text:style-name="P12"><text:span text:style-name="T95">Caveats</text:span></text:p>
      <text:p text:style-name="P13"><text:span text:style-name="T96">Since this program works over a network, any method may fail causing your script to die.</text:span></text:p>
      <text:p text:style-name="P13"><text:span text:style-name="T96">You may wish to wrap method calls in<text:s/></text:span><text:span text:style-name="T97">eval</text:span><text:span text:style-name="T98"><text:s/>blocks and catch exceptions.</text:span></text:p>
      <text:p text:style-name="P13"><text:span text:style-name="T99"/></text:p>
      <text:p text:style-name="P13"><text:span text:style-name="T100"><text:s text:c="4"/>eval {</text:span></text:p>
      <text:p text:style-name="P13"><text:span text:style-name="T100"><text:s text:c="6"/>$sms-&gt;send(...);</text:span></text:p>
      <text:p text:style-name="P13"><text:span text:style-name="T100"><text:s text:c="4"/>};</text:span></text:p>
      <text:p text:style-name="P13"><text:span text:style-name="T100"><text:s text:c="4"/>if ($@) {</text:span></text:p>
      <text:p text:style-name="P13"><text:span text:style-name="T100"><text:s text:c="7"/></text:span></text:p>
      <text:p text:style-name="P13"><text:span text:style-name="T100"><text:s text:c="4"/>}</text:span></text:p>
      <text:p text:style-name="P13"><text:span text:style-name="T101"/></text:p>
      <text:p text:style-name="P13"><text:span text:style-name="T102">For your convenience, every parameter which expects you to provide a date/time like<text:s/></text:span><text:span text:style-name="T103">sendDate</text:span><text:span text:style-name="T104"><text:s/>or<text:s/></text:span><text:span text:style-name="T105">minDateUTC</text:span></text:p>
      <text:p text:style-name="P13"><text:span text:style-name="T106">may also accept a<text:s/></text:span><text:span text:style-name="T107">Date::ezDate</text:span><text:span text:style-name="T108"><text:s/>or<text:s/></text:span><text:span text:style-name="T109">DateTime</text:span><text:span text:style-name="T110"><text:s/>object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